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style:font-name="Arial Black1" fo:font-size="60pt" fo:font-weight="bold" style:font-size-asian="60pt" style:font-size-complex="60pt"/>
    </style:style>
    <style:style style:name="P3" style:family="paragraph">
      <style:paragraph-properties fo:margin-left="0.6cm" fo:margin-right="0cm" fo:text-indent="0cm"/>
    </style:style>
    <style:style style:name="P4" style:family="paragraph">
      <style:paragraph-properties fo:margin-left="0.6cm" fo:margin-right="0cm" fo:text-indent="0cm"/>
      <style:text-properties fo:font-size="20pt"/>
    </style:style>
    <style:style style:name="P5" style:family="paragraph">
      <style:paragraph-properties fo:margin-left="0cm" fo:margin-right="0cm" fo:text-align="center" fo:text-indent="0cm"/>
      <style:text-properties style:font-name="Arial Black" fo:font-size="60pt" fo:font-weight="bold" style:font-size-asian="60pt" style:font-size-complex="60pt"/>
    </style:style>
    <style:style style:name="T1" style:family="text">
      <style:text-properties style:font-name="Arial Black1" fo:font-size="60pt" fo:font-weight="bold" style:font-size-asian="60pt" style:font-size-complex="60pt"/>
    </style:style>
    <style:style style:name="T2" style:family="text">
      <style:text-properties fo:color="#ffffff" style:font-name="Arial Black1" fo:font-size="60pt" fo:font-style="normal" fo:font-weight="bold" style:font-size-asian="60pt" style:font-size-complex="60pt"/>
    </style:style>
    <style:style style:name="T3" style:family="text">
      <style:text-properties style:font-name="Arial Black" fo:font-size="60pt" fo:font-weight="bold" style:font-size-asian="60pt" style:font-size-complex="60pt"/>
    </style:style>
    <style:style style:name="T4" style:family="text">
      <style:text-properties fo:color="#ffffff" style:font-name="Arial Black" fo:font-size="60pt" fo:font-style="normal" fo:font-weight="bold" style:font-size-asian="60pt" style:font-size-complex="60pt"/>
    </style:style>
    <style:style style:name="T5" style:family="text">
      <style:text-properties fo:color="#ffffff" style:font-name="Arial Black" fo:font-size="60pt" fo:language="de" fo:country="DE" fo:font-style="normal" fo:font-weight="bold"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004cm" presentation:class="title" presentation:user-transformed="true">
          <draw:text-box>
            <text:p text:style-name="P1"><text:span text:style-name="T1">Ty Panie dałeś życie mi</text:span><text:span text:style-name="T1"><text:line-break/></text:span><text:span text:style-name="T1">i</text:span><text:span text:style-name="T2"> łaską swą obdarzasz mnie.</text:span><text:span text:style-name="T2"><text:line-break/></text:span><text:span text:style-name="T2">Ty pokonałeś zło,</text:span><text:span text:style-name="T2"><text:line-break/></text:span><text:span text:style-name="T2">Ty pokonałeś grzech i śmierć.</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2" draw:layer="layout" svg:width="28cm" svg:height="21cm" svg:x="0cm" svg:y="-0.005cm" presentation:class="title" presentation:user-transformed="true">
          <draw:text-box>
            <text:p text:style-name="P1"><text:span text:style-name="T2">Ty darzysz mnie miłością swą,</text:span><text:span text:style-name="T2"><text:line-break/></text:span><text:span text:style-name="T2">Prostujesz każdą ścieżkę złą.</text:span><text:span text:style-name="T2"><text:line-break/></text:span><text:span text:style-name="T2">Ty pokochałeś mnie,</text:span><text:span text:style-name="T2"><text:line-break/></text:span><text:span text:style-name="T2">Ty, Panie kochasz,</text:span><text:span text:style-name="T2"><text:line-break/></text:span><text:span text:style-name="T2">kochasz mnie.</text:span></text:p>
          </draw:text-box>
        </draw:frame>
        <presentation:notes draw:style-name="dp2">
          <draw:page-thumbnail draw:style-name="gr1" draw:layer="layout" svg:width="13.586cm" svg:height="11.136cm" svg:x="3.705cm" svg:y="2.256cm" draw:page-number="2" presentation:class="page"/>
          <draw:frame presentation:style-name="pr2" draw:text-style-name="P4" draw:layer="layout" svg:width="16.799cm" svg:height="13.365cm" svg:x="2.1cm" svg:y="14.106cm" presentation:class="notes" presentation:placeholder="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5" draw:layer="layout" svg:width="28cm" svg:height="21cm" svg:x="-0.001cm" svg:y="-0.001cm" presentation:class="title" presentation:user-transformed="true">
          <draw:text-box>
            <text:p text:style-name="P1"><text:span text:style-name="T3">Jezu mój – Jezu mój,</text:span><text:span text:style-name="T3"><text:line-break/></text:span><text:span text:style-name="T4">chcę wywyższać</text:span><text:span text:style-name="T4"><text:line-break/></text:span><text:span text:style-name="T4">Imię Twe</text:span><text:span text:style-name="T4"><text:line-break/></text:span><text:span text:style-name="T4">Boś Ty dobrym</text:span><text:span text:style-name="T4"><text:line-break/></text:span><text:span text:style-name="T4">Bogiem jest,</text:span><text:span text:style-name="T4"><text:line-break/></text:span><text:span text:style-name="T5">Boś wspaniałym</text:span><text:span text:style-name="T5"><text:line-break/></text:span><text:span text:style-name="T5">Panem jest /x2</text:span></text:p>
          </draw:text-box>
        </draw:frame>
        <presentation:notes draw:style-name="dp2">
          <draw:page-thumbnail draw:style-name="gr1" draw:layer="layout" svg:width="13.586cm" svg:height="11.136cm" svg:x="3.705cm" svg:y="2.256cm" draw:page-number="3" presentation:class="page"/>
          <draw:frame presentation:style-name="pr2" draw:text-style-name="P4"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zxx" fo:country="none" fo:font-style="italic"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21T18:34:06</meta:creation-date>
    <dc:date>2015-07-21T18:30:56.565000000</dc:date>
    <dc:language>en-US</dc:language>
    <meta:editing-cycles>19</meta:editing-cycles>
    <meta:editing-duration>PT50M32S</meta:editing-duration>
    <meta:document-statistic meta:object-count="24"/>
    <meta:user-defined meta:name="Info 1"/>
    <meta:user-defined meta:name="Info 2"/>
    <meta:user-defined meta:name="Info 3"/>
    <meta:user-defined meta:name="Info 4"/>
  </office:meta>
</office:document-meta>
</file>